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ext-properties fo:font-size="24pt" style:font-size-asian="24pt" style:font-size-complex="24pt"/>
    </style:style>
    <style:style style:name="ce5" style:family="table-cell" style:parent-style-name="Default" style:data-style-name="N3">
      <style:text-properties style:font-name="Arial Black" style:font-name-asian="Arial Black" style:font-name-complex="Arial Black" fo:font-size="24pt" style:font-size-asian="24pt" style:font-size-complex="24pt"/>
    </style:style>
    <style:style style:name="ce6" style:family="table-cell" style:parent-style-name="Default" style:data-style-name="N0">
      <style:text-properties style:font-name="Arial Black" style:font-name-asian="Arial Black" style:font-name-complex="Arial Black"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11.0772222222222cm"/>
    </style:style>
    <style:style style:name="co2" style:family="table-column">
      <style:table-column-properties fo:break-before="auto" style:column-width="4.99180555555556cm"/>
    </style:style>
    <style:style style:name="co3" style:family="table-column">
      <style:table-column-properties fo:break-before="auto" style:column-width="5.48569444444444cm" style:use-optimal-column-width="true"/>
    </style:style>
    <style:style style:name="co4" style:family="table-column">
      <style:table-column-properties fo:break-before="auto" style:column-width="5.57388888888889cm"/>
    </style:style>
    <style:style style:name="co5" style:family="table-column">
      <style:table-column-properties fo:break-before="auto" style:column-width="6.84388888888889cm"/>
    </style:style>
    <style:style style:name="co6" style:family="table-column">
      <style:table-column-properties fo:break-before="auto" style:column-width="7.05555555555556cm"/>
    </style:style>
    <style:style style:name="co7" style:family="table-column">
      <style:table-column-properties fo:break-before="auto" style:column-width="12.4530555555556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2.25777777777778cm"/>
    </style:style>
    <style:style style:name="ro1" style:family="table-row">
      <style:table-row-properties style:row-height="37pt" style:use-optimal-row-height="true" fo:break-before="auto"/>
    </style:style>
    <style:style style:name="ro2" style:family="table-row">
      <style:table-row-properties style:row-height="29.6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azy</text:p>
          </table:table-cell>
          <table:table-cell office:value-type="string" table:style-name="ce3">
            <text:p>Sleepy</text:p>
          </table:table-cell>
          <table:table-cell office:value-type="string" table:style-name="ce3">
            <text:p>Diligent</text:p>
          </table:table-cell>
          <table:table-cell office:value-type="string" table:style-name="ce3">
            <text:p>Productive</text:p>
          </table:table-cell>
          <table:table-cell office:value-type="string" table:style-name="ce3">
            <text:p>Hard-working</text:p>
          </table:table-cell>
          <table:table-cell office:value-type="string" table:style-name="ce3">
            <text:p>Tireles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rtist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usinessman</text:p>
          </table:table-cell>
          <table:table-cell office:value-type="float" office:value="90" table:style-name="ce5">
            <text:p>90</text:p>
          </table:table-cell>
          <table:table-cell office:value-type="float" office:value="160" table:style-name="ce5">
            <text:p>160</text:p>
          </table:table-cell>
          <table:table-cell office:value-type="float" office:value="270" table:style-name="ce5">
            <text:p>270</text:p>
          </table:table-cell>
          <table:table-cell office:value-type="float" office:value="450" table:style-name="ce5">
            <text:p>450</text:p>
          </table:table-cell>
          <table:table-cell office:value-type="float" office:value="850" table:style-name="ce5">
            <text:p>850</text:p>
          </table:table-cell>
          <table:table-cell office:value-type="float" office:value="1700" table:style-name="ce5">
            <text:p>1,7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mputer Engineer</text:p>
          </table:table-cell>
          <table:table-cell table:style-name="ce5"/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00000000" table:style-name="ce5">
            <text:p>5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nstruction Work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70000" table:style-name="ce5">
            <text:p>70,000</text:p>
          </table:table-cell>
          <table:table-cell table:style-name="ce5"/>
          <table:table-cell office:value-type="float" office:value="2000000" table:style-name="ce5">
            <text:p>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ok</text:p>
          </table:table-cell>
          <table:table-cell office:value-type="float" office:value="15000" table:style-name="ce5">
            <text:p>15,000</text:p>
          </table:table-cell>
          <table:table-cell office:value-type="float" office:value="25000" table:style-name="ce5">
            <text:p>25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000000" table:style-name="ce5">
            <text:p>2,000,000</text:p>
          </table:table-cell>
          <table:table-cell office:value-type="float" office:value="22000000" table:style-name="ce5">
            <text:p>22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octor</text:p>
          </table:table-cell>
          <table:table-cell office:value-type="float" office:value="500000" table:style-name="ce5">
            <text:p>500,000</text:p>
          </table:table-cell>
          <table:table-cell office:value-type="float" office:value="1500000" table:style-name="ce5">
            <text:p>1,500,000</text:p>
          </table:table-cell>
          <table:table-cell office:value-type="float" office:value="3100000" table:style-name="ce5">
            <text:p>3,100,000</text:p>
          </table:table-cell>
          <table:table-cell office:value-type="float" office:value="11000000" table:style-name="ce5">
            <text:p>11,0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irefighter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250000" table:style-name="ce5">
            <text:p>25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5000000" table:style-name="ce5">
            <text:p>5,000,000</text:p>
          </table:table-cell>
          <table:table-cell office:value-type="float" office:value="28000000" table:style-name="ce5">
            <text:p>28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Gardener</text:p>
          </table:table-cell>
          <table:table-cell office:value-type="float" office:value="2500" table:style-name="ce5">
            <text:p>2,500</text:p>
          </table:table-cell>
          <table:table-cell office:value-type="float" office:value="5000" table:style-name="ce5">
            <text:p>5,000</text:p>
          </table:table-cell>
          <table:table-cell office:value-type="float" office:value="20000" table:style-name="ce5">
            <text:p>20,000</text:p>
          </table:table-cell>
          <table:table-cell office:value-type="float" office:value="100000" table:style-name="ce5">
            <text:p>100,000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3">
            <text:p>Journalist</text:p>
          </table:table-cell>
          <table:table-cell office:value-type="float" office:value="100000" table:style-name="ce5">
            <text:p>100,000</text:p>
          </table:table-cell>
          <table:table-cell office:value-type="float" office:value="180000" table:style-name="ce5">
            <text:p>180,000</text:p>
          </table:table-cell>
          <table:table-cell office:value-type="float" office:value="640000" table:style-name="ce5">
            <text:p>64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awyer</text:p>
          </table:table-cell>
          <table:table-cell office:value-type="float" office:value="320000" table:style-name="ce5">
            <text:p>320,000</text:p>
          </table:table-cell>
          <table:table-cell office:value-type="float" office:value="950000" table:style-name="ce5">
            <text:p>95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gician</text:p>
          </table:table-cell>
          <table:table-cell office:value-type="float" office:value="15000" table:style-name="ce5">
            <text:p>15,000</text:p>
          </table:table-cell>
          <table:table-cell office:value-type="float" office:value="28000" table:style-name="ce5">
            <text:p>28,000</text:p>
          </table:table-cell>
          <table:table-cell office:value-type="float" office:value="100000" table:style-name="ce5">
            <text:p>100,000</text:p>
          </table:table-cell>
          <table:table-cell office:value-type="float" office:value="430000" table:style-name="ce5">
            <text:p>430,000</text:p>
          </table:table-cell>
          <table:table-cell office:value-type="float" office:value="2200000" table:style-name="ce5">
            <text:p>2,200,000</text:p>
          </table:table-cell>
          <table:table-cell office:value-type="float" office:value="25000000" table:style-name="ce5">
            <text:p>25,000,0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ilot</text:p>
          </table:table-cell>
          <table:table-cell office:value-type="float" office:value="5000000" table:style-name="ce5">
            <text:p>5,000,000</text:p>
          </table:table-cell>
          <table:table-cell table:style-name="ce2"/>
          <table:table-cell office:value-type="float" office:value="15500000" table:style-name="ce5">
            <text:p>15,500,00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3">
            <text:p>Politician</text:p>
          </table:table-cell>
          <table:table-cell table:style-name="ce5"/>
          <table:table-cell office:value-type="float" office:value="5000000" table:style-name="ce5">
            <text:p>5,000,000</text:p>
          </table:table-cell>
          <table:table-cell table:number-columns-repeated="2" table:style-name="ce5"/>
          <table:table-cell office:value-type="float" office:value="260000000" table:style-name="ce5">
            <text:p>260,000,000</text:p>
          </table:table-cell>
          <table:table-cell office:value-type="float" office:value="5800000000" table:style-name="ce5">
            <text:p>5,80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anta</text:p>
          </table:table-cell>
          <table:table-cell office:value-type="float" office:value="310000" table:style-name="ce5">
            <text:p>310,000</text:p>
          </table:table-cell>
          <table:table-cell office:value-type="float" office:value="980000" table:style-name="ce5">
            <text:p>980,000</text:p>
          </table:table-cell>
          <table:table-cell office:value-type="float" office:value="3050000" table:style-name="ce5">
            <text:p>3,050,000</text:p>
          </table:table-cell>
          <table:table-cell office:value-type="float" office:value="10500000" table:style-name="ce5">
            <text:p>10,500,000</text:p>
          </table:table-cell>
          <table:table-cell office:value-type="float" office:value="40000000" table:style-name="ce5">
            <text:p>40,000,000</text:p>
          </table:table-cell>
          <table:table-cell office:value-type="float" office:value="520000000" table:style-name="ce5">
            <text:p>520,000,00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cientist</text:p>
          </table:table-cell>
          <table:table-cell office:value-type="float" office:value="60000" table:style-name="ce5">
            <text:p>60,000</text:p>
          </table:table-cell>
          <table:table-cell office:value-type="float" office:value="190000" table:style-name="ce5">
            <text:p>190,000</text:p>
          </table:table-cell>
          <table:table-cell office:value-type="float" office:value="670000" table:style-name="ce5">
            <text:p>670,000</text:p>
          </table:table-cell>
          <table:table-cell office:value-type="float" office:value="2400000" table:style-name="ce5">
            <text:p>2,400,000</text:p>
          </table:table-cell>
          <table:table-cell office:value-type="float" office:value="10000000" table:style-name="ce5">
            <text:p>10,000,000</text:p>
          </table:table-cell>
          <table:table-cell office:value-type="float" office:value="125000000" table:style-name="ce5">
            <text:p>125,000,000</text:p>
          </table:table-cell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Roody Audain</meta:initial-creator>
    <dc:creator>Roody Audain</dc:creator>
    <meta:creation-date>2019-06-28T06:29:24Z</meta:creation-date>
    <dc:date>2019-10-19T15:33:04Z</dc:date>
    <meta:editing-cycles>11</meta:editing-cycles>
    <meta:editing-duration>PT4468S</meta:editing-duration>
  </office:meta>
</office:document-meta>
</file>